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bottom="0.3cm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T1_10" style:family="text">
      <style:text-properties fo:font-size="14pt" style:font-size-asian="14pt" style:font-size-complex="14pt" fo:font-weight="bold" style:font-weight-asian="bold" style:font-weight-complex="bold"/>
    </style:style>
    <style:style style:name="T1_11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fo:margin-bottom="0.3cm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center" fo:break-before="auto" fo:line-height="100%" fo:margin-bottom="0.3cm" style:writing-mode="lr-tb"/>
    </style:style>
    <style:style style:name="P4" style:family="paragraph" style:parent-style-name="Standard">
      <style:paragraph-properties fo:text-align="center" fo:break-before="auto" fo:line-height="100%" fo:margin-bottom="0.3cm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T4_6" style:family="text">
      <style:text-properties fo:font-weight="bold" style:font-weight-asian="bold" style:font-weight-complex="bold"/>
    </style:style>
    <style:style style:name="T4_7" style:family="text">
      <style:text-properties fo:font-weight="bold" style:font-weight-asian="bold" style:font-weight-complex="bold"/>
    </style:style>
    <style:style style:name="T4_8" style:family="text">
      <style:text-properties fo:font-weight="bold" style:font-weight-asian="bold" style:font-weight-complex="bold"/>
    </style:style>
    <style:style style:name="T4_9" style:family="text">
      <style:text-properties fo:font-weight="bold" style:font-weight-asian="bold" style:font-weight-complex="bold"/>
    </style:style>
    <style:style style:name="T4_10" style:family="text">
      <style:text-properties fo:font-weight="bold" style:font-weight-asian="bold" style:font-weight-complex="bold"/>
    </style:style>
    <style:style style:name="T4_11" style:family="text">
      <style:text-properties fo:font-weight="bold" style:font-weight-asian="bold" style:font-weight-complex="bold"/>
    </style:style>
    <style:style style:name="T4_12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fo:break-before="auto" fo:text-indent="1.005cm" fo:line-height="100%" fo:margin-bottom="0.3cm"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P7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P8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P9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P10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P11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P12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P13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P14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P15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P16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P17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P18" style:family="paragraph" style:parent-style-name="Standard">
      <style:paragraph-properties fo:text-align="justify" fo:break-before="auto" fo:text-indent="1.005cm" fo:line-height="100%" fo:margin-bottom="0.3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</office:automatic-styles>
  <office:body>
    <office:text>
      <text:p text:style-name="P1"><text:span text:style-name="T1_1">Co</text:span><text:span text:style-name="T1_2"><text:s/></text:span><text:span text:style-name="T1_3">Mnie</text:span><text:span text:style-name="T1_4"><text:s/></text:span><text:span text:style-name="T1_5">Wku</text:span><text:span text:style-name="T1_6">**</text:span><text:span text:style-name="T1_7">ia</text:span><text:span text:style-name="T1_8"><text:s/></text:span><text:span text:style-name="T1_9">w</text:span><text:span text:style-name="T1_10"><text:s/></text:span><text:span text:style-name="T1_11">Fandomie</text:span></text:p>
      <text:p text:style-name="P2"><text:span text:style-name="T2_1">Autor</text:span><text:span text:style-name="T2_2">:<text:s/></text:span><text:span text:style-name="T2_3">Poulsen</text:span></text:p>
      <text:p text:style-name="P3"/>
      <text:p text:style-name="P4"><text:span text:style-name="T4_1">Odcinek</text:span><text:span text:style-name="T4_2"><text:s/></text:span><text:span text:style-name="T4_3">III</text:span><text:span text:style-name="T4_4">:<text:s/></text:span><text:span text:style-name="T4_5">Fan</text:span><text:span text:style-name="T4_6">dom</text:span><text:span text:style-name="T4_7"><text:s/></text:span><text:span text:style-name="T4_8">a</text:span><text:span text:style-name="T4_9"><text:s/></text:span><text:span text:style-name="T4_10">Kwestia</text:span><text:span text:style-name="T4_11"><text:s/></text:span><text:span text:style-name="T4_12">Scootaloo</text:span></text:p>
      <text:p text:style-name="P5"/>
      <text:p text:style-name="P6"><text:span text:style-name="T6_1">Przed</text:span><text:span text:style-name="T6_2"><text:s/></text:span><text:span text:style-name="T6_3">wami</text:span><text:span text:style-name="T6_4"><text:s/></text:span><text:span text:style-name="T6_5">kolejne</text:span><text:span text:style-name="T6_6"><text:s/></text:span><text:span text:style-name="T6_7">CMWwF</text:span><text:span text:style-name="T6_8"><text:s/>(</text:span><text:span text:style-name="T6_9">dawno</text:span><text:span text:style-name="T6_10"><text:s/></text:span><text:span text:style-name="T6_11">nie</text:span><text:span text:style-name="T6_12"><text:s/></text:span><text:span text:style-name="T6_13">było</text:span><text:span text:style-name="T6_14">,<text:s/></text:span><text:span text:style-name="T6_15">wiem</text:span><text:span text:style-name="T6_16">,<text:s/></text:span><text:span text:style-name="T6_17">że</text:span><text:span text:style-name="T6_18"><text:s/></text:span><text:span text:style-name="T6_19">tęskniliście</text:span><text:span text:style-name="T6_20">,<text:s/></text:span><text:span text:style-name="T6_21">hehe</text:span><text:span text:style-name="T6_22">).<text:s/></text:span><text:span text:style-name="T6_23">Chciałbym</text:span><text:span text:style-name="T6_24"><text:s/></text:span><text:span text:style-name="T6_25">w</text:span><text:span text:style-name="T6_26"><text:s/></text:span><text:span text:style-name="T6_27">nim</text:span><text:span text:style-name="T6_28"><text:s/></text:span><text:span text:style-name="T6_29">poruszyć</text:span><text:span text:style-name="T6_30"><text:s/></text:span><text:span text:style-name="T6_31">jedną</text:span><text:span text:style-name="T6_32"><text:s/></text:span><text:span text:style-name="T6_33">kwestię</text:span><text:span text:style-name="T6_34">,<text:s/></text:span><text:span text:style-name="T6_35">której</text:span><text:span text:style-name="T6_36"><text:s/></text:span><text:span text:style-name="T6_37">traktowanie</text:span><text:span text:style-name="T6_38"><text:s/></text:span><text:span text:style-name="T6_39">przez</text:span><text:span text:style-name="T6_40"><text:s/></text:span><text:span text:style-name="T6_41">fandom</text:span><text:span text:style-name="T6_42"><text:s/></text:span><text:span text:style-name="T6_43">mnie</text:span><text:span text:style-name="T6_44"><text:s/></text:span><text:span text:style-name="T6_45">zwyczajnie</text:span><text:span text:style-name="T6_46"><text:s/></text:span><text:span text:style-name="T6_47">wku</text:span><text:span text:style-name="T6_48">**</text:span><text:span text:style-name="T6_49">ia</text:span><text:span text:style-name="T6_50">.<text:s/></text:span><text:span text:style-name="T6_51">Jest</text:span><text:span text:style-name="T6_52"><text:s/></text:span><text:span text:style-name="T6_53">nią</text:span><text:span text:style-name="T6_54"><text:s/></text:span><text:span text:style-name="T6_55">niejaka</text:span><text:span text:style-name="T6_56"><text:s/></text:span><text:span text:style-name="T6_57">Scootaloo</text:span><text:span text:style-name="T6_58">.</text:span></text:p>
      <text:p text:style-name="P7"><text:span text:style-name="T7_1">Scootaloo</text:span><text:span text:style-name="T7_2"><text:s/></text:span><text:span text:style-name="T7_3">jaka</text:span><text:span text:style-name="T7_4"><text:s/></text:span><text:span text:style-name="T7_5">jest</text:span><text:span text:style-name="T7_6">,<text:s/></text:span><text:span text:style-name="T7_7">każdy</text:span><text:span text:style-name="T7_8"><text:s/></text:span><text:span text:style-name="T7_9">widzi</text:span><text:span text:style-name="T7_10">.<text:s/></text:span><text:span text:style-name="T7_11">Klaczka</text:span><text:span text:style-name="T7_12"><text:s/></text:span><text:span text:style-name="T7_13">pegaza</text:span><text:span text:style-name="T7_14"><text:s/></text:span><text:span text:style-name="T7_15">z</text:span><text:span text:style-name="T7_16"><text:s/></text:span><text:span text:style-name="T7_17">pewnym</text:span><text:span text:style-name="T7_18"><text:s/></text:span><text:span text:style-name="T7_19">stopniem</text:span><text:span text:style-name="T7_20"><text:s/></text:span><text:span text:style-name="T7_21">niepełnosprawności</text:span><text:span text:style-name="T7_22"><text:s/></text:span><text:span text:style-name="T7_23">pod</text:span><text:span text:style-name="T7_24"><text:s/></text:span><text:span text:style-name="T7_25">względem</text:span><text:span text:style-name="T7_26"><text:s/></text:span><text:span text:style-name="T7_27">zdolności</text:span><text:span text:style-name="T7_28"><text:s/></text:span><text:span text:style-name="T7_29">do</text:span><text:span text:style-name="T7_30"><text:s/></text:span><text:span text:style-name="T7_31">lotu</text:span><text:span text:style-name="T7_32">.<text:s/></text:span><text:span text:style-name="T7_33">Zapatrzona</text:span><text:span text:style-name="T7_34"><text:s/></text:span><text:span text:style-name="T7_35">w</text:span><text:span text:style-name="T7_36"><text:s/></text:span><text:span text:style-name="T7_37">Rainbow</text:span><text:span text:style-name="T7_38"><text:s/></text:span><text:span text:style-name="T7_39">Dash</text:span><text:span text:style-name="T7_40">,<text:s/></text:span><text:span text:style-name="T7_41">śmigająca</text:span><text:span text:style-name="T7_42"><text:s/></text:span><text:span text:style-name="T7_43">po</text:span><text:span text:style-name="T7_44"><text:s/></text:span><text:span text:style-name="T7_45">Ponyville</text:span><text:span text:style-name="T7_46"><text:s/></text:span><text:span text:style-name="T7_47">na</text:span><text:span text:style-name="T7_48"><text:s/></text:span><text:span text:style-name="T7_49">hulajnodze</text:span><text:span text:style-name="T7_50">,<text:s/></text:span><text:span text:style-name="T7_51">wraz</text:span><text:span text:style-name="T7_52"><text:s/></text:span><text:span text:style-name="T7_53">z</text:span><text:span text:style-name="T7_54"><text:s/></text:span><text:span text:style-name="T7_55">przyjaciółkami</text:span><text:span text:style-name="T7_56"><text:s/></text:span><text:span text:style-name="T7_57">wiecznie</text:span><text:span text:style-name="T7_58"><text:s/></text:span><text:span text:style-name="T7_59">pakująca</text:span><text:span text:style-name="T7_60"><text:s/></text:span><text:span text:style-name="T7_61">się</text:span><text:span text:style-name="T7_62"><text:s/></text:span><text:span text:style-name="T7_63">w</text:span><text:span text:style-name="T7_64"><text:s/></text:span><text:span text:style-name="T7_65">tarapaty</text:span><text:span text:style-name="T7_66">.<text:s/></text:span><text:span text:style-name="T7_67">Dzieciak</text:span><text:span text:style-name="T7_68"><text:s/></text:span><text:span text:style-name="T7_69">szukający</text:span><text:span text:style-name="T7_70"><text:s/></text:span><text:span text:style-name="T7_71">swojego</text:span><text:span text:style-name="T7_72"><text:s/></text:span><text:span text:style-name="T7_73">powołania</text:span><text:span text:style-name="T7_74"><text:s/></text:span><text:span text:style-name="T7_75">i</text:span><text:span text:style-name="T7_76"><text:s/></text:span><text:span text:style-name="T7_77">miejsca</text:span><text:span text:style-name="T7_78"><text:s/></text:span><text:span text:style-name="T7_79">na</text:span><text:span text:style-name="T7_80"><text:s/></text:span><text:span text:style-name="T7_81">świecie</text:span><text:span text:style-name="T7_82">.<text:s/></text:span><text:span text:style-name="T7_83">Ale</text:span><text:span text:style-name="T7_84"><text:s/></text:span><text:span text:style-name="T7_85">dla</text:span><text:span text:style-name="T7_86"><text:s/></text:span><text:span text:style-name="T7_87">fandomu</text:span><text:span text:style-name="T7_88"><text:s/></text:span><text:span text:style-name="T7_89">to</text:span><text:span text:style-name="T7_90"><text:s/></text:span><text:span text:style-name="T7_91">wszystko</text:span><text:span text:style-name="T7_92"><text:s/></text:span><text:span text:style-name="T7_93">nie</text:span><text:span text:style-name="T7_94"><text:s/></text:span><text:span text:style-name="T7_95">ma</text:span><text:span text:style-name="T7_96"><text:s/></text:span><text:span text:style-name="T7_97">najwidoczniej</text:span><text:span text:style-name="T7_98"><text:s/></text:span><text:span text:style-name="T7_99">żadnego</text:span><text:span text:style-name="T7_100"><text:s/></text:span><text:span text:style-name="T7_101">znaczenia</text:span><text:span text:style-name="T7_102">.<text:s/></text:span><text:span text:style-name="T7_103">Nasza</text:span><text:span text:style-name="T7_104"><text:s/></text:span><text:span text:style-name="T7_105">szanowna</text:span><text:span text:style-name="T7_106"><text:s/></text:span><text:span text:style-name="T7_107">społeczność</text:span><text:span text:style-name="T7_108"><text:s/></text:span><text:span text:style-name="T7_109">miłośników</text:span><text:span text:style-name="T7_110"><text:s/></text:span><text:span text:style-name="T7_111">MLP</text:span><text:span text:style-name="T7_112"><text:s/></text:span><text:span text:style-name="T7_113">uznała</text:span><text:span text:style-name="T7_114">,<text:s/></text:span><text:span text:style-name="T7_115">że</text:span><text:span text:style-name="T7_116"><text:s/></text:span><text:span text:style-name="T7_117">zrobi</text:span><text:span text:style-name="T7_118"><text:s/></text:span><text:span text:style-name="T7_119">z</text:span><text:span text:style-name="T7_120"><text:s/></text:span><text:span text:style-name="T7_121">biednej</text:span><text:span text:style-name="T7_122"><text:s/></text:span><text:span text:style-name="T7_123">Scoots</text:span><text:span text:style-name="T7_124"><text:s/></text:span><text:span text:style-name="T7_125">sierotę</text:span><text:span text:style-name="T7_126">.<text:s/></text:span><text:span text:style-name="T7_127">I</text:span><text:span text:style-name="T7_128"><text:s/></text:span><text:span text:style-name="T7_129">bardzo</text:span><text:span text:style-name="T7_130"><text:s/></text:span><text:span text:style-name="T7_131">mnie</text:span><text:span text:style-name="T7_132"><text:s/></text:span><text:span text:style-name="T7_133">to</text:span><text:span text:style-name="T7_134"><text:s/></text:span><text:span text:style-name="T7_135">wku</text:span><text:span text:style-name="T7_136">**</text:span><text:span text:style-name="T7_137">ia</text:span><text:span text:style-name="T7_138">.</text:span></text:p>
      <text:p text:style-name="P8"><text:span text:style-name="T8_1">Od</text:span><text:span text:style-name="T8_2"><text:s/></text:span><text:span text:style-name="T8_3">razu</text:span><text:span text:style-name="T8_4"><text:s/></text:span><text:span text:style-name="T8_5">zaznaczę</text:span><text:span text:style-name="T8_6">,<text:s/></text:span><text:span text:style-name="T8_7">że</text:span><text:span text:style-name="T8_8"><text:s/></text:span><text:span text:style-name="T8_9">nie</text:span><text:span text:style-name="T8_10"><text:s/></text:span><text:span text:style-name="T8_11">ma</text:span><text:span text:style-name="T8_12"><text:s/></text:span><text:span text:style-name="T8_13">nic</text:span><text:span text:style-name="T8_14"><text:s/></text:span><text:span text:style-name="T8_15">złego</text:span><text:span text:style-name="T8_16"><text:s/></text:span><text:span text:style-name="T8_17">w</text:span><text:span text:style-name="T8_18"><text:s/></text:span><text:span text:style-name="T8_19">byciu</text:span><text:span text:style-name="T8_20"><text:s/></text:span><text:span text:style-name="T8_21">sierotą</text:span><text:span text:style-name="T8_22">.<text:s/></text:span><text:span text:style-name="T8_23">Jednakże</text:span><text:span text:style-name="T8_24"><text:s/></text:span><text:span text:style-name="T8_25">casus</text:span><text:span text:style-name="T8_26"><text:s/></text:span><text:span text:style-name="T8_27">pomarańczowej</text:span><text:span text:style-name="T8_28"><text:s/></text:span><text:span text:style-name="T8_29">klaczki</text:span><text:span text:style-name="T8_30"><text:s/></text:span><text:span text:style-name="T8_31">pokazuje</text:span><text:span text:style-name="T8_32">,<text:s/></text:span><text:span text:style-name="T8_33">jak</text:span><text:span text:style-name="T8_34"><text:s/></text:span><text:span text:style-name="T8_35">dziecinny</text:span><text:span text:style-name="T8_36">,<text:s/></text:span><text:span text:style-name="T8_37">niedojrzały</text:span><text:span text:style-name="T8_38"><text:s/></text:span><text:span text:style-name="T8_39">i</text:span><text:span text:style-name="T8_40"><text:s/></text:span><text:span text:style-name="T8_41">głodny</text:span><text:span text:style-name="T8_42"><text:s/></text:span><text:span text:style-name="T8_43">dramy</text:span><text:span text:style-name="T8_44"><text:s/></text:span><text:span text:style-name="T8_45">jest</text:span><text:span text:style-name="T8_46"><text:s/></text:span><text:span text:style-name="T8_47">fandom</text:span><text:span text:style-name="T8_48">.<text:s/></text:span><text:span text:style-name="T8_49">W</text:span><text:span text:style-name="T8_50"><text:s/></text:span><text:span text:style-name="T8_51">serialu</text:span><text:span text:style-name="T8_52"><text:s/></text:span><text:span text:style-name="T8_53">nie</text:span><text:span text:style-name="T8_54"><text:s/></text:span><text:span text:style-name="T8_55">ma</text:span><text:span text:style-name="T8_56"><text:s/></text:span><text:span text:style-name="T8_57">absolutnie</text:span><text:span text:style-name="T8_58"><text:s/></text:span><text:span text:style-name="T8_59">żadnej</text:span><text:span text:style-name="T8_60"><text:s/></text:span><text:span text:style-name="T8_61">sugestii</text:span><text:span text:style-name="T8_62"><text:s/></text:span><text:span text:style-name="T8_63">co</text:span><text:span text:style-name="T8_64"><text:s/></text:span><text:span text:style-name="T8_65">do</text:span><text:span text:style-name="T8_66"><text:s/></text:span><text:span text:style-name="T8_67">tego</text:span><text:span text:style-name="T8_68">,<text:s/></text:span><text:span text:style-name="T8_69">czy</text:span><text:span text:style-name="T8_70"><text:s/></text:span><text:span text:style-name="T8_71">Scootaloo</text:span><text:span text:style-name="T8_72"><text:s/></text:span><text:span text:style-name="T8_73">posiada</text:span><text:span text:style-name="T8_74"><text:s/></text:span><text:span text:style-name="T8_75">rodziców</text:span><text:span text:style-name="T8_76">,<text:s/></text:span><text:span text:style-name="T8_77">czy</text:span><text:span text:style-name="T8_78"><text:s/></text:span><text:span text:style-name="T8_79">też</text:span><text:span text:style-name="T8_80"><text:s/></text:span><text:span text:style-name="T8_81">nie</text:span><text:span text:style-name="T8_82">.<text:s/></text:span><text:span text:style-name="T8_83">Wiemy</text:span><text:span text:style-name="T8_84">,<text:s/></text:span><text:span text:style-name="T8_85">że</text:span><text:span text:style-name="T8_86"><text:s/></text:span><text:span text:style-name="T8_87">ma</text:span><text:span text:style-name="T8_88"><text:s/></text:span><text:span text:style-name="T8_89">dom</text:span><text:span text:style-name="T8_90"><text:s/>(</text:span><text:span text:style-name="T8_91">a</text:span><text:span text:style-name="T8_92"><text:s/></text:span><text:span text:style-name="T8_93">zatem</text:span><text:span text:style-name="T8_94"><text:s/></text:span><text:span text:style-name="T8_95">nie</text:span><text:span text:style-name="T8_96"><text:s/></text:span><text:span text:style-name="T8_97">mieszka</text:span><text:span text:style-name="T8_98"><text:s/></text:span><text:span text:style-name="T8_99">w</text:span><text:span text:style-name="T8_100"><text:s/></text:span><text:span text:style-name="T8_101">sierocińcu</text:span><text:span text:style-name="T8_102"><text:s/></text:span><text:span text:style-name="T8_103">lub</text:span><text:span text:style-name="T8_104"><text:s/></text:span><text:span text:style-name="T8_105">pod</text:span><text:span text:style-name="T8_106"><text:s/></text:span><text:span text:style-name="T8_107">mostem</text:span><text:span text:style-name="T8_108">,<text:s/></text:span><text:span text:style-name="T8_109">jak</text:span><text:span text:style-name="T8_110"><text:s/></text:span><text:span text:style-name="T8_111">chcieliby</text:span><text:span text:style-name="T8_112"><text:s/></text:span><text:span text:style-name="T8_113">liczni</text:span><text:span text:style-name="T8_114"><text:s/></text:span><text:span text:style-name="T8_115">autorzy</text:span><text:span text:style-name="T8_116"><text:s/></text:span><text:span text:style-name="T8_117">fanfików</text:span><text:span text:style-name="T8_118">),<text:s/></text:span><text:span text:style-name="T8_119">nie</text:span><text:span text:style-name="T8_120"><text:s/></text:span><text:span text:style-name="T8_121">wygląda</text:span><text:span text:style-name="T8_122"><text:s/></text:span><text:span text:style-name="T8_123">na</text:span><text:span text:style-name="T8_124"><text:s/></text:span><text:span text:style-name="T8_125">zaniedbaną</text:span><text:span text:style-name="T8_126">.<text:s/></text:span><text:span text:style-name="T8_127">Z</text:span><text:span text:style-name="T8_128"><text:s/></text:span><text:span text:style-name="T8_129">jakiegoś</text:span><text:span text:style-name="T8_130"><text:s/></text:span><text:span text:style-name="T8_131">jednak</text:span><text:span text:style-name="T8_132"><text:s/></text:span><text:span text:style-name="T8_133">powodu</text:span><text:span text:style-name="T8_134"><text:s/></text:span><text:span text:style-name="T8_135">kucofani</text:span><text:span text:style-name="T8_136"><text:s/></text:span><text:span text:style-name="T8_137">uznali</text:span><text:span text:style-name="T8_138">,<text:s/></text:span><text:span text:style-name="T8_139">że</text:span><text:span text:style-name="T8_140"><text:s/></text:span><text:span text:style-name="T8_141">mały</text:span><text:span text:style-name="T8_142"><text:s/></text:span><text:span text:style-name="T8_143">pegaz</text:span><text:span text:style-name="T8_144"><text:s/></text:span><text:span text:style-name="T8_145">jest</text:span><text:span text:style-name="T8_146"><text:s/></text:span><text:span text:style-name="T8_147">nieposiadającą</text:span><text:span text:style-name="T8_148"><text:s/></text:span><text:span text:style-name="T8_149">rodziny</text:span><text:span text:style-name="T8_150"><text:s/></text:span><text:span text:style-name="T8_151">ofiarą</text:span><text:span text:style-name="T8_152"><text:s/></text:span><text:span text:style-name="T8_153">okrutnego</text:span><text:span text:style-name="T8_154"><text:s/></text:span><text:span text:style-name="T8_155">losu</text:span><text:span text:style-name="T8_156">.</text:span></text:p>
      <text:p text:style-name="P9"><text:span text:style-name="T9_1">„</text:span><text:span text:style-name="T9_2">Zaraz</text:span><text:span text:style-name="T9_3">,<text:s/></text:span><text:span text:style-name="T9_4">pismaku</text:span><text:span text:style-name="T9_5"><text:s/></text:span><text:span text:style-name="T9_6">niepodkuty</text:span><text:span text:style-name="T9_7">!”,<text:s/></text:span><text:span text:style-name="T9_8">zakrzyknie</text:span><text:span text:style-name="T9_9"><text:s/></text:span><text:span text:style-name="T9_10">fandom</text:span><text:span text:style-name="T9_11">.<text:s/>„</text:span><text:span text:style-name="T9_12">Nigdy</text:span><text:span text:style-name="T9_13"><text:s/></text:span><text:span text:style-name="T9_14">nie</text:span><text:span text:style-name="T9_15"><text:s/></text:span><text:span text:style-name="T9_16">widzieliśmy</text:span><text:span text:style-name="T9_17"><text:s/></text:span><text:span text:style-name="T9_18">rodziców</text:span><text:span text:style-name="T9_19"><text:s/></text:span><text:span text:style-name="T9_20">Scootaloo</text:span><text:span text:style-name="T9_21">!<text:s/></text:span><text:span text:style-name="T9_22">Jak</text:span><text:span text:style-name="T9_23"><text:s/></text:span><text:span text:style-name="T9_24">to</text:span><text:span text:style-name="T9_25"><text:s/></text:span><text:span text:style-name="T9_26">wytłumaczysz</text:span><text:span text:style-name="T9_27">,<text:s/></text:span><text:span text:style-name="T9_28">cwaniaczku</text:span><text:span text:style-name="T9_29">?”.<text:s/></text:span><text:span text:style-name="T9_30">Owszem</text:span><text:span text:style-name="T9_31">,<text:s/></text:span><text:span text:style-name="T9_32">nie</text:span><text:span text:style-name="T9_33"><text:s/></text:span><text:span text:style-name="T9_34">widzieliśmy</text:span><text:span text:style-name="T9_35">.<text:s/></text:span><text:span text:style-name="T9_36">Podobnie</text:span><text:span text:style-name="T9_37"><text:s/></text:span><text:span text:style-name="T9_38">jak</text:span><text:span text:style-name="T9_39"><text:s/></text:span><text:span text:style-name="T9_40">nie</text:span><text:span text:style-name="T9_41"><text:s/></text:span><text:span text:style-name="T9_42">zobaczyliśmy</text:span><text:span text:style-name="T9_43"><text:s/></text:span><text:span text:style-name="T9_44">np</text:span><text:span text:style-name="T9_45">.<text:s/></text:span><text:span text:style-name="T9_46">rodziny</text:span><text:span text:style-name="T9_47"><text:s/></text:span><text:span text:style-name="T9_48">Fluttershy</text:span><text:span text:style-name="T9_49">.<text:s/></text:span><text:span text:style-name="T9_50">Jej</text:span><text:span text:style-name="T9_51"><text:s/></text:span><text:span text:style-name="T9_52">jakoś</text:span><text:span text:style-name="T9_53"><text:s/></text:span><text:span text:style-name="T9_54">nikt</text:span><text:span text:style-name="T9_55"><text:s/></text:span><text:span text:style-name="T9_56">nie</text:span><text:span text:style-name="T9_57"><text:s/></text:span><text:span text:style-name="T9_58">uznał</text:span><text:span text:style-name="T9_59"><text:s/></text:span><text:span text:style-name="T9_60">za</text:span><text:span text:style-name="T9_61"><text:s/></text:span><text:span text:style-name="T9_62">sierotę</text:span><text:span text:style-name="T9_63">,<text:s/></text:span><text:span text:style-name="T9_64">choć</text:span><text:span text:style-name="T9_65"><text:s/></text:span><text:span text:style-name="T9_66">zachowanie</text:span><text:span text:style-name="T9_67"><text:s/></text:span><text:span text:style-name="T9_68">pegaza</text:span><text:span text:style-name="T9_69"><text:s/></text:span><text:span text:style-name="T9_70">mogłoby</text:span><text:span text:style-name="T9_71"><text:s/></text:span><text:span text:style-name="T9_72">wskazywać</text:span><text:span text:style-name="T9_73">,<text:s/></text:span><text:span text:style-name="T9_74">że</text:span><text:span text:style-name="T9_75"><text:s/></text:span><text:span text:style-name="T9_76">w</text:span><text:span text:style-name="T9_77"><text:s/></text:span><text:span text:style-name="T9_78">dzieciństwie</text:span><text:span text:style-name="T9_79"><text:s/></text:span><text:span text:style-name="T9_80">przeżył</text:span><text:span text:style-name="T9_81"><text:s/></text:span><text:span text:style-name="T9_82">jakąś</text:span><text:span text:style-name="T9_83"><text:s/></text:span><text:span text:style-name="T9_84">traumę</text:span><text:span text:style-name="T9_85">,<text:s/></text:span><text:span text:style-name="T9_86">np</text:span><text:span text:style-name="T9_87">.<text:s/></text:span><text:span text:style-name="T9_88">śmierć</text:span><text:span text:style-name="T9_89"><text:s/></text:span><text:span text:style-name="T9_90">rodziców</text:span><text:span text:style-name="T9_91"><text:s/></text:span><text:span text:style-name="T9_92">właśnie</text:span><text:span text:style-name="T9_93">.<text:s/></text:span><text:span text:style-name="T9_94">To</text:span><text:span text:style-name="T9_95">,<text:s/></text:span><text:span text:style-name="T9_96">że</text:span><text:span text:style-name="T9_97"><text:s/></text:span><text:span text:style-name="T9_98">czegoś</text:span><text:span text:style-name="T9_99"><text:s/></text:span><text:span text:style-name="T9_100">nie</text:span><text:span text:style-name="T9_101"><text:s/></text:span><text:span text:style-name="T9_102">ma</text:span><text:span text:style-name="T9_103"><text:s/></text:span><text:span text:style-name="T9_104">serialu</text:span><text:span text:style-name="T9_105">,<text:s/></text:span><text:span text:style-name="T9_106">nie</text:span><text:span text:style-name="T9_107"><text:s/></text:span><text:span text:style-name="T9_108">jest</text:span><text:span text:style-name="T9_109"><text:s/></text:span><text:span text:style-name="T9_110">żadnym</text:span><text:span text:style-name="T9_111"><text:s/></text:span><text:span text:style-name="T9_112">dowodem</text:span><text:span text:style-name="T9_113">.</text:span></text:p>
      <text:p text:style-name="P10"><text:span text:style-name="T10_1">Innym</text:span><text:span text:style-name="T10_2"><text:s/></text:span><text:span text:style-name="T10_3">argumentem</text:span><text:span text:style-name="T10_4"><text:s/></text:span><text:span text:style-name="T10_5">wysuwanym</text:span><text:span text:style-name="T10_6"><text:s/></text:span><text:span text:style-name="T10_7">na</text:span><text:span text:style-name="T10_8"><text:s/></text:span><text:span text:style-name="T10_9">poparcie</text:span><text:span text:style-name="T10_10"><text:s/></text:span><text:span text:style-name="T10_11">tezy</text:span><text:span text:style-name="T10_12"><text:s/></text:span><text:span text:style-name="T10_13">o</text:span><text:span text:style-name="T10_14"><text:s/></text:span><text:span text:style-name="T10_15">sieroctwie</text:span><text:span text:style-name="T10_16"><text:s/></text:span><text:span text:style-name="T10_17">Scootaloo</text:span><text:span text:style-name="T10_18"><text:s/></text:span><text:span text:style-name="T10_19">jest</text:span><text:span text:style-name="T10_20"><text:s/></text:span><text:span text:style-name="T10_21">jej</text:span><text:span text:style-name="T10_22"><text:s/></text:span><text:span text:style-name="T10_23">obsesja</text:span><text:span text:style-name="T10_24"><text:s/></text:span><text:span text:style-name="T10_25">na</text:span><text:span text:style-name="T10_26"><text:s/></text:span><text:span text:style-name="T10_27">punkcie</text:span><text:span text:style-name="T10_28"><text:s/></text:span><text:span text:style-name="T10_29">Rainbow</text:span><text:span text:style-name="T10_30"><text:s/></text:span><text:span text:style-name="T10_31">Dash</text:span><text:span text:style-name="T10_32">.<text:s/></text:span><text:span text:style-name="T10_33">Wszak</text:span><text:span text:style-name="T10_34"><text:s/></text:span><text:span text:style-name="T10_35">osoba</text:span><text:span text:style-name="T10_36"><text:s/></text:span><text:span text:style-name="T10_37">mająca</text:span><text:span text:style-name="T10_38"><text:s/></text:span><text:span text:style-name="T10_39">rodzinę</text:span><text:span text:style-name="T10_40"><text:s/></text:span><text:span text:style-name="T10_41">nie</text:span><text:span text:style-name="T10_42"><text:s/></text:span><text:span text:style-name="T10_43">powinna</text:span><text:span text:style-name="T10_44"><text:s/></text:span><text:span text:style-name="T10_45">tak</text:span><text:span text:style-name="T10_46"><text:s/></text:span><text:span text:style-name="T10_47">zaciekle</text:span><text:span text:style-name="T10_48"><text:s/></text:span><text:span text:style-name="T10_49">poszukiwać</text:span><text:span text:style-name="T10_50"><text:s/></text:span><text:span text:style-name="T10_51">uwagi</text:span><text:span text:style-name="T10_52"><text:s/></text:span><text:span text:style-name="T10_53">i</text:span><text:span text:style-name="T10_54"><text:s/></text:span><text:span text:style-name="T10_55">sympatii</text:span><text:span text:style-name="T10_56"><text:s/></text:span><text:span text:style-name="T10_57">niespokrewnionego</text:span><text:span text:style-name="T10_58"><text:s/></text:span><text:span text:style-name="T10_59">z</text:span><text:span text:style-name="T10_60"><text:s/></text:span><text:span text:style-name="T10_61">nią</text:span><text:span text:style-name="T10_62"><text:s/></text:span><text:span text:style-name="T10_63">kucyka</text:span><text:span text:style-name="T10_64">?<text:s/></text:span><text:span text:style-name="T10_65">To</text:span><text:span text:style-name="T10_66"><text:s/></text:span><text:span text:style-name="T10_67">musi</text:span><text:span text:style-name="T10_68"><text:s/></text:span><text:span text:style-name="T10_69">oznaczać</text:span><text:span text:style-name="T10_70">,<text:s/></text:span><text:span text:style-name="T10_71">że</text:span><text:span text:style-name="T10_72"><text:s/></text:span><text:span text:style-name="T10_73">Scoots</text:span><text:span text:style-name="T10_74"><text:s/></text:span><text:span text:style-name="T10_75">nie</text:span><text:span text:style-name="T10_76"><text:s/></text:span><text:span text:style-name="T10_77">ma</text:span><text:span text:style-name="T10_78"><text:s/></text:span><text:span text:style-name="T10_79">nikogo</text:span><text:span text:style-name="T10_80"><text:s/></text:span><text:span text:style-name="T10_81">innego</text:span><text:span text:style-name="T10_82">!</text:span></text:p>
      <text:p text:style-name="P11"><text:span text:style-name="T11_1">Haha</text:span><text:span text:style-name="T11_2">,<text:s/></text:span><text:span text:style-name="T11_3">nie</text:span><text:span text:style-name="T11_4">.<text:s/></text:span><text:span text:style-name="T11_5">Wiele</text:span><text:span text:style-name="T11_6"><text:s/></text:span><text:span text:style-name="T11_7">osób</text:span><text:span text:style-name="T11_8"><text:s/></text:span><text:span text:style-name="T11_9">fascynuje</text:span><text:span text:style-name="T11_10"><text:s/></text:span><text:span text:style-name="T11_11">się</text:span><text:span text:style-name="T11_12"><text:s/></text:span><text:span text:style-name="T11_13">obcymi</text:span><text:span text:style-name="T11_14"><text:s/></text:span><text:span text:style-name="T11_15">osobami</text:span><text:span text:style-name="T11_16">,<text:s/></text:span><text:span text:style-name="T11_17">wystarczy</text:span><text:span text:style-name="T11_18"><text:s/></text:span><text:span text:style-name="T11_19">spojrzeć</text:span><text:span text:style-name="T11_20"><text:s/></text:span><text:span text:style-name="T11_21">na</text:span><text:span text:style-name="T11_22"><text:s/></text:span><text:span text:style-name="T11_23">to</text:span><text:span text:style-name="T11_24">,<text:s/></text:span><text:span text:style-name="T11_25">jak</text:span><text:span text:style-name="T11_26"><text:s/></text:span><text:span text:style-name="T11_27">poczytne</text:span><text:span text:style-name="T11_28"><text:s/></text:span><text:span text:style-name="T11_29">są</text:span><text:span text:style-name="T11_30"><text:s/></text:span><text:span text:style-name="T11_31">pisemka</text:span><text:span text:style-name="T11_32"><text:s/></text:span><text:span text:style-name="T11_33">plotkarskie</text:span><text:span text:style-name="T11_34"><text:s/></text:span><text:span text:style-name="T11_35">i</text:span><text:span text:style-name="T11_36"><text:s/></text:span><text:span text:style-name="T11_37">jak</text:span><text:span text:style-name="T11_38"><text:s/></text:span><text:span text:style-name="T11_39">często</text:span><text:span text:style-name="T11_40"><text:s/></text:span><text:span text:style-name="T11_41">fascynujemy</text:span><text:span text:style-name="T11_42"><text:s/></text:span><text:span text:style-name="T11_43">się</text:span><text:span text:style-name="T11_44"><text:s/></text:span><text:span text:style-name="T11_45">wybitnymi</text:span><text:span text:style-name="T11_46"><text:s/></text:span><text:span text:style-name="T11_47">sportowcami</text:span><text:span text:style-name="T11_48"><text:s/></text:span><text:span text:style-name="T11_49">lub</text:span><text:span text:style-name="T11_50"><text:s/></text:span><text:span text:style-name="T11_51">artystami</text:span><text:span text:style-name="T11_52">.<text:s/></text:span><text:span text:style-name="T11_53">W</text:span><text:span text:style-name="T11_54"><text:s/></text:span><text:span text:style-name="T11_55">kwestii</text:span><text:span text:style-name="T11_56"><text:s/></text:span><text:span text:style-name="T11_57">Scootaloo</text:span><text:span text:style-name="T11_58"><text:s/></text:span><text:span text:style-name="T11_59">i</text:span><text:span text:style-name="T11_60"><text:s/></text:span><text:span text:style-name="T11_61">Rainbow</text:span><text:span text:style-name="T11_62"><text:s/></text:span><text:span text:style-name="T11_63">należy</text:span><text:span text:style-name="T11_64"><text:s/></text:span><text:span text:style-name="T11_65">pamiętać</text:span><text:span text:style-name="T11_66">,<text:s/></text:span><text:span text:style-name="T11_67">że</text:span><text:span text:style-name="T11_68"><text:s/></text:span><text:span text:style-name="T11_69">ta</text:span><text:span text:style-name="T11_70"><text:s/></text:span><text:span text:style-name="T11_71">druga</text:span><text:span text:style-name="T11_72"><text:s/></text:span><text:span text:style-name="T11_73">jest</text:span><text:span text:style-name="T11_74"><text:s/></text:span><text:span text:style-name="T11_75">dosyć</text:span><text:span text:style-name="T11_76"><text:s/></text:span><text:span text:style-name="T11_77">znana</text:span><text:span text:style-name="T11_78"><text:s/></text:span><text:span text:style-name="T11_79">i</text:span><text:span text:style-name="T11_80"><text:s/></text:span><text:span text:style-name="T11_81">bardzo</text:span><text:span text:style-name="T11_82"><text:s/></text:span><text:span text:style-name="T11_83">dobra</text:span><text:span text:style-name="T11_84"><text:s/></text:span><text:span text:style-name="T11_85">w</text:span><text:span text:style-name="T11_86"><text:s/></text:span><text:span text:style-name="T11_87">tym</text:span><text:span text:style-name="T11_88">,<text:s/></text:span><text:span text:style-name="T11_89">co</text:span><text:span text:style-name="T11_90"><text:s/></text:span><text:span text:style-name="T11_91">robi</text:span><text:span text:style-name="T11_92">.<text:s/></text:span><text:span text:style-name="T11_93">Do</text:span><text:span text:style-name="T11_94"><text:s/></text:span><text:span text:style-name="T11_95">tego</text:span><text:span text:style-name="T11_96"><text:s/></text:span><text:span text:style-name="T11_97">jest</text:span><text:span text:style-name="T11_98"><text:s/></text:span><text:span text:style-name="T11_99">pewna</text:span><text:span text:style-name="T11_100"><text:s/></text:span><text:span text:style-name="T11_101">siebie</text:span><text:span text:style-name="T11_102"><text:s/>(</text:span><text:span text:style-name="T11_103">żeby</text:span><text:span text:style-name="T11_104"><text:s/></text:span><text:span text:style-name="T11_105">nie</text:span><text:span text:style-name="T11_106"><text:s/></text:span><text:span text:style-name="T11_107">powiedzieć</text:span><text:span text:style-name="T11_108"><text:s/></text:span><text:span text:style-name="T11_109">arogancka</text:span><text:span text:style-name="T11_110">)<text:s/></text:span><text:span text:style-name="T11_111">oraz</text:span><text:span text:style-name="T11_112"><text:s/></text:span><text:span text:style-name="T11_113">lubi</text:span><text:span text:style-name="T11_114"><text:s/></text:span><text:span text:style-name="T11_115">być</text:span><text:span text:style-name="T11_116"><text:s/></text:span><text:span text:style-name="T11_117">w</text:span><text:span text:style-name="T11_118"><text:s/></text:span><text:span text:style-name="T11_119">centrum</text:span><text:span text:style-name="T11_120"><text:s/></text:span><text:span text:style-name="T11_121">uwagi</text:span><text:span text:style-name="T11_122">.<text:s/></text:span><text:span text:style-name="T11_123">Nic</text:span><text:span text:style-name="T11_124"><text:s/></text:span><text:span text:style-name="T11_125">dziwnego</text:span><text:span text:style-name="T11_126">,<text:s/></text:span><text:span text:style-name="T11_127">że</text:span><text:span text:style-name="T11_128"><text:s/></text:span><text:span text:style-name="T11_129">stała</text:span><text:span text:style-name="T11_130"><text:s/></text:span><text:span text:style-name="T11_131">się</text:span><text:span text:style-name="T11_132"><text:s/></text:span><text:span text:style-name="T11_133">obiektem</text:span><text:span text:style-name="T11_134"><text:s/></text:span><text:span text:style-name="T11_135">uwielbienia</text:span><text:span text:style-name="T11_136"><text:s/></text:span><text:span text:style-name="T11_137">jakiegoś</text:span><text:span text:style-name="T11_138"><text:s/></text:span><text:span text:style-name="T11_139">dzieciaka</text:span><text:span text:style-name="T11_140">,<text:s/></text:span><text:span text:style-name="T11_141">tym</text:span><text:span text:style-name="T11_142"><text:s/></text:span><text:span text:style-name="T11_143">bardziej</text:span><text:span text:style-name="T11_144"><text:s/></text:span><text:span text:style-name="T11_145">że</text:span><text:span text:style-name="T11_146"><text:s/></text:span><text:span text:style-name="T11_147">obie</text:span><text:span text:style-name="T11_148"><text:s/></text:span><text:span text:style-name="T11_149">mieszkają</text:span><text:span text:style-name="T11_150"><text:s/></text:span><text:span text:style-name="T11_151">w</text:span><text:span text:style-name="T11_152"><text:s/></text:span><text:span text:style-name="T11_153">tej</text:span><text:span text:style-name="T11_154"><text:s/></text:span><text:span text:style-name="T11_155">samej</text:span><text:span text:style-name="T11_156"><text:s/></text:span><text:span text:style-name="T11_157">małej</text:span><text:span text:style-name="T11_158"><text:s/></text:span><text:span text:style-name="T11_159">miejscowości</text:span><text:span text:style-name="T11_160">.</text:span></text:p>
      <text:p text:style-name="P12"><text:span text:style-name="T12_1">Tak</text:span><text:span text:style-name="T12_2"><text:s/></text:span><text:span text:style-name="T12_3">więc</text:span><text:span text:style-name="T12_4">,<text:s/></text:span><text:span text:style-name="T12_5">drogi</text:span><text:span text:style-name="T12_6"><text:s/></text:span><text:span text:style-name="T12_7">fandomie</text:span><text:span text:style-name="T12_8">,<text:s/></text:span><text:span text:style-name="T12_9">przestań</text:span><text:span text:style-name="T12_10"><text:s/></text:span><text:span text:style-name="T12_11">być</text:span><text:span text:style-name="T12_12"><text:s/></text:span><text:span text:style-name="T12_13">tak</text:span><text:span text:style-name="T12_14"><text:s/></text:span><text:span text:style-name="T12_15">głodną</text:span><text:span text:style-name="T12_16"><text:s/></text:span><text:span text:style-name="T12_17">sensacji</text:span><text:span text:style-name="T12_18"><text:s/></text:span><text:span text:style-name="T12_19">i</text:span><text:span text:style-name="T12_20"><text:s/></text:span><text:span text:style-name="T12_21">cudzych</text:span><text:span text:style-name="T12_22"><text:s/></text:span><text:span text:style-name="T12_23">dramatów</text:span><text:span text:style-name="T12_24"><text:s/></text:span><text:span text:style-name="T12_25">tłuszczą</text:span><text:span text:style-name="T12_26">,<text:s/></text:span><text:span text:style-name="T12_27">a</text:span><text:span text:style-name="T12_28"><text:s/></text:span><text:span text:style-name="T12_29">zacznij</text:span><text:span text:style-name="T12_30"><text:s/></text:span><text:span text:style-name="T12_31">trochę</text:span><text:span text:style-name="T12_32"><text:s/></text:span><text:span text:style-name="T12_33">myśleć</text:span><text:span text:style-name="T12_34"><text:s/></text:span><text:span text:style-name="T12_35">i</text:span><text:span text:style-name="T12_36"><text:s/></text:span><text:span text:style-name="T12_37">zwracać</text:span><text:span text:style-name="T12_38"><text:s/></text:span><text:span text:style-name="T12_39">uwagę</text:span><text:span text:style-name="T12_40"><text:s/></text:span><text:span text:style-name="T12_41">na</text:span><text:span text:style-name="T12_42"><text:s/></text:span><text:span text:style-name="T12_43">to</text:span><text:span text:style-name="T12_44">,<text:s/></text:span><text:span text:style-name="T12_45">co</text:span><text:span text:style-name="T12_46"><text:s/></text:span><text:span text:style-name="T12_47">widzisz</text:span><text:span text:style-name="T12_48"><text:s/></text:span><text:span text:style-name="T12_49">na</text:span><text:span text:style-name="T12_50"><text:s/></text:span><text:span text:style-name="T12_51">ekranie</text:span><text:span text:style-name="T12_52">.<text:s/></text:span><text:span text:style-name="T12_53">Być</text:span><text:span text:style-name="T12_54"><text:s/></text:span><text:span text:style-name="T12_55">może</text:span><text:span text:style-name="T12_56"><text:s/></text:span><text:span text:style-name="T12_57">wtedy</text:span><text:span text:style-name="T12_58"><text:s/></text:span><text:span text:style-name="T12_59">twoje</text:span><text:span text:style-name="T12_60"><text:s/></text:span><text:span text:style-name="T12_61">rojenia</text:span><text:span text:style-name="T12_62"><text:s/></text:span><text:span text:style-name="T12_63">będą</text:span><text:span text:style-name="T12_64"><text:s/></text:span><text:span text:style-name="T12_65">miały</text:span><text:span text:style-name="T12_66"><text:s/></text:span><text:span text:style-name="T12_67">nieco</text:span><text:span text:style-name="T12_68"><text:s/></text:span><text:span text:style-name="T12_69">więcej</text:span><text:span text:style-name="T12_70"><text:s/></text:span><text:span text:style-name="T12_71">sensu</text:span><text:span text:style-name="T12_72">.</text:span></text:p>
      <text:p text:style-name="P13"/>
      <text:p text:style-name="P14"/>
      <text:p text:style-name="P15"/>
      <text:p text:style-name="P16"><text:span text:style-name="T16_1">Baner</text:span><text:span text:style-name="T16_2"><text:s/></text:span><text:span text:style-name="T16_3">artykułu</text:span><text:span text:style-name="T16_4"><text:s/>(</text:span><text:span text:style-name="T16_5">ten</text:span><text:span text:style-name="T16_6"><text:s/></text:span><text:span text:style-name="T16_7">sam</text:span><text:span text:style-name="T16_8"><text:s/></text:span><text:span text:style-name="T16_9">co</text:span><text:span text:style-name="T16_10"><text:s/></text:span><text:span text:style-name="T16_11">ostatnio</text:span><text:span text:style-name="T16_12">):</text:span></text:p>
      <text:p text:style-name="P17"/>
      <text:p text:style-name="P18"><text:span text:style-name="T18_1">http</text:span><text:span text:style-name="T18_2">://</text:span><text:span text:style-name="T18_3">vignette</text:span><text:span text:style-name="T18_4">3.</text:span><text:span text:style-name="T18_5">wikia</text:span><text:span text:style-name="T18_6">.</text:span><text:span text:style-name="T18_7">nocookie</text:span><text:span text:style-name="T18_8">.</text:span><text:span text:style-name="T18_9">net</text:span><text:span text:style-name="T18_10">/</text:span><text:span text:style-name="T18_11">mlp</text:span><text:span text:style-name="T18_12">/</text:span><text:span text:style-name="T18_13">images</text:span><text:span text:style-name="T18_14">/8/80/</text:span><text:span text:style-name="T18_15">Twilight</text:span><text:span text:style-name="T18_16">_</text:span><text:span text:style-name="T18_17">starting</text:span><text:span text:style-name="T18_18">_</text:span><text:span text:style-name="T18_19">to</text:span><text:span text:style-name="T18_20">_</text:span><text:span text:style-name="T18_21">get</text:span><text:span text:style-name="T18_22">_</text:span><text:span text:style-name="T18_23">very</text:span><text:span text:style-name="T18_24">_</text:span><text:span text:style-name="T18_25">angry</text:span><text:span text:style-name="T18_26">_</text:span><text:span text:style-name="T18_27">S</text:span><text:span text:style-name="T18_28">1</text:span><text:span text:style-name="T18_29">E</text:span><text:span text:style-name="T18_30">15.</text:span><text:span text:style-name="T18_31">png</text:span><text:span text:style-name="T18_32">/</text:span><text:span text:style-name="T18_33">revision</text:span><text:span text:style-name="T18_34">/</text:span><text:span text:style-name="T18_35">latest</text:span><text:span text:style-name="T18_36">?</text:span><text:span text:style-name="T18_37">cb</text:span><text:span text:style-name="T18_38">=20130215055712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0.999cm" fo:page-height="29.699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